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time-based-key-value-store/" text:style-name="Internet_20_link" text:visited-style-name="Visited_20_Internet_20_Link"><text:span text:style-name="T1">981. Time Based Key-Value Store</text:span></text:a></text:p>
      <text:p text:style-name="P4">Medium</text:p>
      <text:p text:style-name="P4"/>
      <text:p text:style-name="P5">Design a time-based key-value data structure that can store multiple values for the same key at different time stamps and retrieve the key's value at a certain timestamp.</text:p>
      <text:p text:style-name="P6"><text:span text:style-name="T1">Implement the </text:span><text:span text:style-name="Source_20_Text"><text:span text:style-name="T2">TimeMap</text:span></text:span><text:span text:style-name="T1"> class:</text:span></text:p>
      <text:list xml:id="list3452549631" text:style-name="L1">
        <text:list-item>
          <text:p text:style-name="P7"><text:span text:style-name="Source_20_Text"><text:span text:style-name="T2">TimeMap()</text:span></text:span><text:span text:style-name="T1"> Initializes the object of the data structure.</text:span></text:p>
        </text:list-item>
        <text:list-item>
          <text:p text:style-name="P7"><text:span text:style-name="Source_20_Text"><text:span text:style-name="T2">void set(String key, String value, int timestamp)</text:span></text:span><text:span text:style-name="T1"> Stores the key </text:span><text:span text:style-name="Source_20_Text"><text:span text:style-name="T2">key</text:span></text:span><text:span text:style-name="T1"> with the value </text:span><text:span text:style-name="Source_20_Text"><text:span text:style-name="T2">value</text:span></text:span><text:span text:style-name="T1"> at the given time </text:span><text:span text:style-name="Source_20_Text"><text:span text:style-name="T2">timestamp</text:span></text:span><text:span text:style-name="T1">.</text:span></text:p>
        </text:list-item>
        <text:list-item>
          <text:p text:style-name="P8"><text:span text:style-name="Source_20_Text"><text:span text:style-name="T2">String get(String key, int timestamp)</text:span></text:span><text:span text:style-name="T1"> Returns a value such that </text:span><text:span text:style-name="Source_20_Text"><text:span text:style-name="T2">set</text:span></text:span><text:span text:style-name="T1"> was called previously, with </text:span><text:span text:style-name="Source_20_Text"><text:span text:style-name="T2">timestamp_prev &lt;= timestamp</text:span></text:span><text:span text:style-name="T1">. If there are multiple such values, it returns the value associated with the largest </text:span><text:span text:style-name="Source_20_Text"><text:span text:style-name="T2">timestamp_prev</text:span></text:span><text:span text:style-name="T1">. If there are no values, it returns </text:span><text:span text:style-name="Source_20_Text"><text:span text:style-name="T2">""</text:span></text:span><text:span text:style-name="T1">.</text:span></text:p>
        </text:list-item>
      </text:list>
      <text:p text:style-name="P5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</text:span></text:span></text:p>
      <text:p text:style-name="P2">["TimeMap", "set", "get", "get", "set", "get", "get"]</text:p>
      <text:p text:style-name="P2">[[], ["foo", "bar", 1], ["foo", 1], ["foo", 3], ["foo", "bar2", 4], ["foo", 4], ["foo", 5]]</text:p>
      <text:p text:style-name="P3"><text:span text:style-name="Strong_20_Emphasis"><text:span text:style-name="T1">Output</text:span></text:span></text:p>
      <text:p text:style-name="P2">[null, null, "bar", "bar", null, "bar2", "bar2"]</text:p>
      <text:p text:style-name="P3"/>
      <text:p text:style-name="P3"><text:span text:style-name="Strong_20_Emphasis"><text:span text:style-name="T1">Explanation</text:span></text:span></text:p>
      <text:p text:style-name="P2">TimeMap timeMap = new TimeMap();</text:p>
      <text:p text:style-name="P2">timeMap.set("foo", "bar", 1); <text:s/>// store the key "foo" and value "bar" along with timestamp = 1.</text:p>
      <text:p text:style-name="P2">timeMap.get("foo", 1); <text:s text:c="8"/>// return "bar"</text:p>
      <text:p text:style-name="P2">timeMap.get("foo", 3); <text:s text:c="8"/>// return "bar", since there is no value corresponding to foo at timestamp 3 and timestamp 2, then the only value is at timestamp 1 is "bar".</text:p>
      <text:p text:style-name="P2">timeMap.set("foo", "bar2", 4); // store the key "foo" and value "bar2" along with timestamp = 4.</text:p>
      <text:p text:style-name="P2">timeMap.get("foo", 4); <text:s text:c="8"/>// return "bar2"</text:p>
      <text:p text:style-name="P1">timeMap.get("foo", 5); <text:s text:c="8"/>// return "bar2"</text:p>
      <text:p text:style-name="P5"> </text:p>
      <text:p text:style-name="P6"><text:span text:style-name="Strong_20_Emphasis"><text:span text:style-name="T1">Constraints:</text:span></text:span></text:p>
      <text:list xml:id="list2422070664" text:style-name="L2">
        <text:list-item>
          <text:p text:style-name="P9"><text:span text:style-name="Source_20_Text"><text:span text:style-name="T2">1 &lt;= key.length, value.length &lt;= 100</text:span></text:span></text:p>
        </text:list-item>
        <text:list-item>
          <text:p text:style-name="P9"><text:span text:style-name="Source_20_Text"><text:span text:style-name="T2">key</text:span></text:span><text:span text:style-name="T1"> and </text:span><text:span text:style-name="Source_20_Text"><text:span text:style-name="T2">value</text:span></text:span><text:span text:style-name="T1"> consist of lowercase English letters and digits.</text:span></text:p>
        </text:list-item>
        <text:list-item>
          <text:p text:style-name="P9"><text:span text:style-name="Source_20_Text"><text:span text:style-name="T2">1 &lt;= timestamp &lt;= 10</text:span></text:span><text:span text:style-name="Source_20_Text"><text:span text:style-name="T1">7</text:span></text:span></text:p>
        </text:list-item>
        <text:list-item>
          <text:p text:style-name="P9"><text:span text:style-name="T1">All the timestamps </text:span><text:span text:style-name="Source_20_Text"><text:span text:style-name="T2">timestamp</text:span></text:span><text:span text:style-name="T1"> of </text:span><text:span text:style-name="Source_20_Text"><text:span text:style-name="T2">set</text:span></text:span><text:span text:style-name="T1"> are strictly increasing.</text:span></text:p>
        </text:list-item>
        <text:list-item>
          <text:p text:style-name="P10"><text:span text:style-name="T1">At most </text:span><text:span text:style-name="Source_20_Text"><text:span text:style-name="T2">2 * 10</text:span></text:span><text:span text:style-name="Source_20_Text"><text:span text:style-name="T1">5</text:span></text:span><text:span text:style-name="T1"> calls will be made to </text:span><text:span text:style-name="Source_20_Text"><text:span text:style-name="T2">set</text:span></text:span><text:span text:style-name="T1"> and </text:span><text:span text:style-name="Source_20_Text"><text:span text:style-name="T2">get</text:span></text:span><text:span text:style-name="T1">.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1T11:04:06.003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9" meta:word-count="274" meta:character-count="1681" meta:non-whitespace-character-count="1407"/>
  </office:meta>
</office:document-meta>
</file>